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0.4165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4165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4165in" fo:margin-right="0in" fo:margin-top="0.0626in" fo:margin-bottom="0.0626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5555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6945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list-style-name="WWNum7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8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9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list-style-name="WWNum3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4" style:family="paragraph" style:parent-style-name="Standard" style:list-style-name="WWNum4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5" style:family="paragraph" style:parent-style-name="Standard" style:list-style-name="WWNum5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6" style:family="paragraph" style:parent-style-name="Standard" style:list-style-name="WWNum6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7" style:family="paragraph" style:parent-style-name="Standard" style:list-style-name="WWNum14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5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10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11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21" style:family="paragraph" style:parent-style-name="Standard" style:list-style-name="WWNum12">
      <style:paragraph-properties fo:margin-left="0.416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22" style:family="paragraph" style:parent-style-name="Standard" style:list-style-name="WWNum13">
      <style:paragraph-properties fo:margin-left="0.8335in" fo:margin-right="0in" fo:margin-top="0in" fo:margin-bottom="0in" loext:contextual-spacing="false" fo:line-height="100%" fo:keep-together="auto" fo:orphans="0" fo:widows="0" fo:text-indent="-0.25in" style:auto-text-indent="false" fo:padding="0in" fo:border="none" fo:keep-with-next="auto"/>
    </style:style>
    <style:style style:name="P23" style:family="paragraph" style:parent-style-name="Heading_20_3">
      <style:paragraph-properties fo:margin-top="0in" fo:margin-bottom="0.0626in" loext:contextual-spacing="false" fo:line-height="100%" fo:keep-together="auto" fo:orphans="0" fo:widows="0" fo:padding="0in" fo:border="none" fo:keep-with-next="auto"/>
    </style:style>
    <style:style style:name="P24" style:family="paragraph" style:parent-style-name="Heading_20_3">
      <style:paragraph-properties fo:keep-together="auto" fo:orphans="0" fo:widows="0" fo:padding="0in" fo:border="none" fo:keep-with-next="auto"/>
    </style:style>
    <style:style style:name="P25" style:family="paragraph" style:parent-style-name="Heading_20_4">
      <style:paragraph-properties fo:keep-together="auto" fo:orphans="0" fo:widows="0" fo:padding="0in" fo:border="none" fo:keep-with-next="auto"/>
    </style:style>
    <style:style style:name="P26" style:family="paragraph" style:parent-style-name="Heading_20_2">
      <style:paragraph-properties fo:margin-top="0in" fo:margin-bottom="0.1665in" loext:contextual-spacing="false" fo:line-height="100%" fo:keep-together="auto" fo:orphans="0" fo:widows="0" fo:padding="0in" fo:border="none" fo:keep-with-next="auto"/>
    </style:style>
    <style:style style:name="P27" style:family="paragraph" style:parent-style-name="Heading_20_2">
      <style:paragraph-properties fo:keep-together="auto" fo:orphans="0" fo:widows="0" fo:padding="0in" fo:border="none" fo:keep-with-next="auto"/>
    </style:style>
    <style:style style:name="T1" style:family="text">
      <style:text-properties fo:color="#0000ee" style:text-underline-style="solid" style:text-underline-width="auto" style:text-underline-color="font-color" fo:font-weight="bold" style:font-weight-asian="bold"/>
    </style:style>
    <style:style style:name="T2" style:family="text">
      <style:text-properties fo:color="#0000ee" style:text-underline-style="solid" style:text-underline-width="auto" style:text-underline-color="font-color" fo:font-weight="normal" style:font-weight-asian="normal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a57d5a649766" text:style-name="Index_20_Link" text:visited-style-name="Index_20_Link"><text:span text:style-name="T1">Before the Trip</text:span></text:a></text:p>
          <text:p text:style-name="P6"><text:a xlink:type="simple" xlink:href="#_7c7b8aa3b924" text:style-name="Index_20_Link" text:visited-style-name="Index_20_Link"><text:span text:style-name="T2">Add your trip to the Google Calendar</text:span></text:a></text:p>
          <text:p text:style-name="P6"><text:a xlink:type="simple" xlink:href="#_1030f53d7e1b" text:style-name="Index_20_Link" text:visited-style-name="Index_20_Link"><text:span text:style-name="T2">Email the Listserve</text:span></text:a></text:p>
          <text:p text:style-name="P7"><text:a xlink:type="simple" xlink:href="#_b8f0a9de98c3" text:style-name="Index_20_Link" text:visited-style-name="Index_20_Link"><text:span text:style-name="T2">Initial Emails should contain the following information:</text:span></text:a></text:p>
          <text:p text:style-name="P7"><text:a xlink:type="simple" xlink:href="#_f72564299de7" text:style-name="Index_20_Link" text:visited-style-name="Index_20_Link"><text:span text:style-name="T2">Followup emails should contain the following information:</text:span></text:a></text:p>
          <text:p text:style-name="P3"><text:a xlink:type="simple" xlink:href="#_aa58a7161478" text:style-name="Index_20_Link" text:visited-style-name="Index_20_Link"><text:span text:style-name="T1">Meeting before heading out to the event</text:span></text:a></text:p>
          <text:p text:style-name="P3"><text:a xlink:type="simple" xlink:href="#_b7d4389fa3bc" text:style-name="Index_20_Link" text:visited-style-name="Index_20_Link"><text:span text:style-name="T1">At event start (at the trailhead)</text:span></text:a></text:p>
          <text:p text:style-name="P3"><text:a xlink:type="simple" xlink:href="#_aa3da885c84f" text:style-name="Index_20_Link" text:visited-style-name="Index_20_Link"><text:span text:style-name="T1">During the event (on the trail)</text:span></text:a></text:p>
          <text:p text:style-name="P3"><text:a xlink:type="simple" xlink:href="#_6e106f2516d9" text:style-name="Index_20_Link" text:visited-style-name="Index_20_Link"><text:span text:style-name="T1">After the trip, at the cars</text:span></text:a></text:p>
          <text:p text:style-name="P3"><text:a xlink:type="simple" xlink:href="#_865867e461d7" text:style-name="Index_20_Link" text:visited-style-name="Index_20_Link"><text:span text:style-name="T1">After returning to Blacksburg</text:span></text:a></text:p>
          <text:p text:style-name="P3"><text:a xlink:type="simple" xlink:href="#_cb2aac2ca57a" text:style-name="Index_20_Link" text:visited-style-name="Index_20_Link"><text:span text:style-name="T1">Emergency Plan</text:span></text:a></text:p>
          <text:p text:style-name="P26"><text:bookmark text:name="_a57d5a649766"/>Before the Trip</text:p>
        </text:index-body>
      </text:table-of-content>
      <text:p text:style-name="P23"><text:bookmark text:name="_7c7b8aa3b924"/>Add your trip to the Google Calendar</text:p>
      <text:list xml:id="list996362859" text:style-name="WWNum7">
        <text:list-item>
          <text:p text:style-name="P8"><text:span text:style-name="T3">Calendar ID:</text:span> ocvt@vt.edu</text:p>
        </text:list-item>
        <text:list-item>
          <text:p text:style-name="P8">This is a way of reserving the timeframe that you would like to have an event and helps the group to plan without conflicts</text:p>
        </text:list-item>
        <text:list-item>
          <text:p text:style-name="P8">If there is a conflict email the officers and other trip leaders to discuss.  It might make sense to have two events on the same day.</text:p>
        </text:list-item>
        <text:list-item>
          <text:p text:style-name="P8">Include information that you would include in an initial email (see below)</text:p>
        </text:list-item>
      </text:list>
      <text:p text:style-name="P24"><text:bookmark text:name="_1030f53d7e1b"/>Email the Listserve</text:p>
      <text:p text:style-name="P1">Send an initial email containing basic information and a followup email with more specific information.</text:p>
      <text:p text:style-name="P1"/>
      <text:p text:style-name="P5"><text:span text:style-name="T3">The goals are to:</text:span></text:p>
      <text:list xml:id="list3755482367" text:style-name="WWNum8">
        <text:list-item>
          <text:p text:style-name="P9">clearly state what is being planned and to set exceptions for those interested</text:p>
        </text:list-item>
        <text:list-item>
          <text:p text:style-name="P9">get a count of who is going</text:p>
        </text:list-item>
        <text:list-item>
          <text:p text:style-name="P9">get a count of who can drive.</text:p>
        </text:list-item>
      </text:list>
      <text:p text:style-name="P25"><text:bookmark text:name="_b8f0a9de98c3"/><text:soft-page-break/>Initial Emails should contain the following information:</text:p>
      <text:p text:style-name="P1"><text:span text:style-name="T3">When:</text:span></text:p>
      <text:list xml:id="list2817016552" text:style-name="WWNum9">
        <text:list-item>
          <text:p text:style-name="P10">Date</text:p>
        </text:list-item>
        <text:list-item>
          <text:p text:style-name="P10">Time leaving Blacksburg</text:p>
        </text:list-item>
        <text:list-item>
          <text:p text:style-name="P10">Time returning to Blacksburg</text:p>
        </text:list-item>
      </text:list>
      <text:p text:style-name="P1"><text:span text:style-name="T3">What:</text:span></text:p>
      <text:list xml:id="list656974318" text:style-name="WWNum1">
        <text:list-item>
          <text:p text:style-name="P11">Describe the event so everyone reading knows what it is.</text:p>
        </text:list-item>
        <text:list-item>
          <text:p text:style-name="P11">Website describing event, if possible.</text:p>
        </text:list-item>
        <text:list-item>
          <text:p text:style-name="P11">Difficulty (distance, elevation change, and pathway)</text:p>
        </text:list-item>
      </text:list>
      <text:p text:style-name="P1"><text:span text:style-name="T3">Who:</text:span>  </text:p>
      <text:list xml:id="list1270738681" text:style-name="WWNum2">
        <text:list-item>
          <text:p text:style-name="P12">Who is the trip open to? Women only? Club members?</text:p>
        </text:list-item>
        <text:list-item>
          <text:p text:style-name="P12">Fitness level required and any special skills required.</text:p>
        </text:list-item>
        <text:list-item>
          <text:p text:style-name="P12">Set a limit of people for the trip. 10-15 is good number for one trip leader.</text:p>
        </text:list-item>
      </text:list>
      <text:p text:style-name="P1"><text:span text:style-name="T3">Where:</text:span></text:p>
      <text:list xml:id="list638136856" text:style-name="WWNum3">
        <text:list-item>
          <text:p text:style-name="P13">Where the event is and how you will be getting there.</text:p>
        </text:list-item>
        <text:list-item>
          <text:p text:style-name="P13"><text:span text:style-name="T4">Don't send the meeting location out in the first email, this requires people to RSVP.</text:span></text:p>
        </text:list-item>
      </text:list>
      <text:p text:style-name="P1"><text:span text:style-name="T3">Gear:</text:span>  </text:p>
      <text:list xml:id="list2137193686" text:style-name="WWNum4">
        <text:list-item>
          <text:p text:style-name="P14">Summarize what is needed/expected.</text:p>
        </text:list-item>
      </text:list>
      <text:p text:style-name="P1"><text:span text:style-name="T3">Weather:</text:span></text:p>
      <text:list xml:id="list2006567880" text:style-name="WWNum5">
        <text:list-item>
          <text:p text:style-name="P15">Tell people what to expect, if known.</text:p>
        </text:list-item>
        <text:list-item>
          <text:p text:style-name="P15">If weather will cause the event to change or more gear required, mention it.</text:p>
        </text:list-item>
      </text:list>
      <text:p text:style-name="P25"><text:bookmark text:name="_f72564299de7"/>Followup emails should contain the following information:</text:p>
      <text:list xml:id="list1229999659" text:style-name="WWNum6">
        <text:list-item>
          <text:p text:style-name="P16">Provide more information in emails directly to those that responded.</text:p>
        </text:list-item>
        <text:list-item>
          <text:p text:style-name="P16">Include meeting locations and time.</text:p>
        </text:list-item>
      </text:list>
      <text:list xml:id="list1283585562" text:style-name="WWNum13">
        <text:list-item>
          <text:list>
            <text:list-item>
              <text:p text:style-name="P22">State what time you and leaving, people arriving after are on their own.</text:p>
            </text:list-item>
          </text:list>
        </text:list-item>
      </text:list>
      <text:list xml:id="list102008297380079" text:continue-list="list1229999659" text:style-name="WWNum6">
        <text:list-item>
          <text:p text:style-name="P16">Make it clear what the plan is and people aren't following the plan to let you know.</text:p>
        </text:list-item>
        <text:list-item>
          <text:p text:style-name="P16"><text:soft-page-break/>Get cell phone numbers from all the drivers, at least.</text:p>
        </text:list-item>
        <text:list-item>
          <text:p text:style-name="P16">Pass contact info all all that are going, including people leaving at a different time.</text:p>
        </text:list-item>
        <text:list-item>
          <text:p text:style-name="P16">Print list of those going with cell phone numbers.</text:p>
        </text:list-item>
      </text:list>
      <text:p text:style-name="P27"><text:bookmark text:name="_aa58a7161478"/>Meeting before heading out to the event</text:p>
      <text:list xml:id="list2181531956" text:style-name="WWNum14">
        <text:list-item>
          <text:p text:style-name="P17">Clearly identify trip leaders and any assistants.</text:p>
        </text:list-item>
        <text:list-item>
          <text:p text:style-name="P17">Explain the plan for the trip and what the trip is. This is people's last chance to back out without giving up a lot of time.</text:p>
        </text:list-item>
        <text:list-item>
          <text:p text:style-name="P17">Check that people have the right footwear, food/water, and clothes for the trip. If people are not prepared, you can tell them they can't go on the trip for their own safety.</text:p>
        </text:list-item>
        <text:list-item>
          <text:p text:style-name="P17">Pass out trip leader phone numbers to everyone.</text:p>
        </text:list-item>
        <text:list-item>
          <text:p text:style-name="P17">Have all participants fill out Wavier form and list phone number on back. These serve as a head count, so make sure they are accurate.</text:p>
        </text:list-item>
        <text:list-item>
          <text:p text:style-name="P17">Ask that if people have any problems that they see you privately before getting started. This could include allergies, medical conditions or mental conditions.</text:p>
        </text:list-item>
        <text:list-item>
          <text:p text:style-name="P17">Lay out separation/get lost plan.</text:p>
        </text:list-item>
      </text:list>
      <text:p text:style-name="P27"><text:bookmark text:name="_b7d4389fa3bc"/>At event start (at the trailhead)</text:p>
      <text:list xml:id="list2056564652" text:style-name="WWNum15">
        <text:list-item>
          <text:p text:style-name="P18">Count people and cars; make sure you have the same number as left from Blacksburg.</text:p>
        </text:list-item>
      </text:list>
      <text:p text:style-name="P27"><text:bookmark text:name="_aa3da885c84f"/>During the event (on the trail)</text:p>
      <text:list xml:id="list1321780882" text:style-name="WWNum10">
        <text:list-item>
          <text:p text:style-name="P19">Count people at group stops and while hiking. Watch for people who can not keep up and might fall off the back.</text:p>
        </text:list-item>
        <text:list-item>
          <text:p text:style-name="P19">The trip leader does not need to be in the front, but rather should move around the group and check on people.</text:p>
        </text:list-item>
        <text:list-item>
          <text:p text:style-name="P19">Get a volunteer to stay at the back if splitting into faster and slower group.</text:p>
        </text:list-item>
      </text:list>
      <text:p text:style-name="P27"><text:bookmark text:name="_6e106f2516d9"/>After the trip, at the cars</text:p>
      <text:list xml:id="list1219073379" text:style-name="WWNum11">
        <text:list-item>
          <text:p text:style-name="P20">Count people - Not everyone will be going back to the same place, so this is the last chance to get a head count.</text:p>
        </text:list-item>
      </text:list>
      <text:p text:style-name="P27"><text:bookmark text:name="_865867e461d7"/>After returning to Blacksburg</text:p>
      <text:list xml:id="list2804742307" text:style-name="WWNum12">
        <text:list-item>
          <text:p text:style-name="P21">Submit Wavier forms to Head Trip Leader.</text:p>
        </text:list-item>
        <text:list-item>
          <text:p text:style-name="P21">Write and submit small trip report to webmaster to be posted on website.</text:p>
        </text:list-item>
      </text:list>
      <text:p text:style-name="P27"><text:bookmark text:name="_cb2aac2ca57a"/>Emergency Plan</text:p>
      <text:p text:style-name="P1">Know the people on the trip. Know who you can count on if something goes wrong.</text:p>
      <text:p text:style-name="P1">Step #1) Access the situation: Is it an inconvenience, problem or emergency. </text:p>
      <text:p text:style-name="P1">Step #2) Decide if it can be handled by those on the trip of it more people are needed.</text:p>
      <text:p text:style-name="P1"><text:soft-page-break/>Step #3) Develop an action plan.</text:p>
      <text:p text:style-name="P1">Step #4) Record important times and actions.</text:p>
      <text:p text:style-name="P1"> </text:p>
      <text:p text:style-name="P1">If there are any serve injuries or involvement of law enforcement, rescue, or search and rescue notify the president as soon as practically 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0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00%" fo:keep-together="always" fo:text-indent="0in" style:auto-text-indent="false" fo:keep-with-next="always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00%" fo:keep-together="always" fo:text-indent="0in" style:auto-text-indent="false" fo:keep-with-next="always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00%" fo:keep-together="always" fo:text-indent="0in" style:auto-text-indent="false" fo:keep-with-next="always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00%" fo:keep-together="always" fo:text-indent="0in" style:auto-text-indent="false" fo:keep-with-next="always"/>
      <style:text-properties fo:font-style="normal" fo:font-weight="bold" style:font-style-asian="normal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00%" fo:keep-together="always" fo:text-indent="0in" style:auto-text-indent="false" fo:keep-with-next="always"/>
      <style:text-properties fo:font-size="8pt" fo:font-style="normal" fo:font-weight="bold" style:font-size-asian="8pt" style:font-style-asian="normal" style:font-weight-asian="bold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00%" fo:keep-together="always" fo:text-indent="0in" style:auto-text-indent="false" fo:keep-with-next="always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797" meta:character-count="4316" meta:non-whitespace-character-count="3632"/>
    <meta:generator>LibreOfficeDev/6.0.5.2$Linux_X86_64 LibreOffice_project/</meta:generator>
  </office:meta>
</office:document-meta>
</file>